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87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code groupe</text:p>
          </table:table-cell>
          <table:table-cell table:style-name="ce2" office:value-type="string">
            <text:p>Fiche Client / Fournisseur </text:p>
          </table:table-cell>
          <table:table-cell office:value-type="string">
            <text:p>PJ</text:p>
          </table:table-cell>
          <table:table-cell office:value-type="string">
            <text:p>libellé ligne / opération</text:p>
          </table:table-cell>
          <table:table-cell office:value-type="string">
            <text:p>Fiche vente / achat</text:p>
          </table:table-cell>
          <table:table-cell office:value-type="string">
            <text:p>Quantité</text:p>
          </table:table-cell>
          <table:table-cell office:value-type="string">
            <text:p>HTVA Total (pas prix unitaire)</text:p>
          </table:table-cell>
          <table:table-cell office:value-type="string">
            <text:p>Code TVA </text:p>
          </table:table-cell>
          <table:table-cell office:value-type="string">
            <text:p>TTC</text:p>
          </table:table-cell>
          <table:table-cell office:value-type="string">
            <text:p>Date Echeance</text:p>
          </table:table-cell>
          <table:table-cell office:value-type="string">
            <text:p>Date Paiement</text:p>
          </table:table-cell>
        </table:table-row>
        <table:table-row table:style-name="ro4">
          <table:table-cell office:value-type="date" office:date-value="2016-01-12">
            <text:p>12/01/16</text:p>
          </table:table-cell>
          <table:table-cell office:value-type="string">
            <text:p>A</text:p>
          </table:table-cell>
          <table:table-cell office:value-type="string">
            <text:p>FID5</text:p>
          </table:table-cell>
          <table:table-cell/>
          <table:table-cell office:value-type="string">
            <text:p>Opération 1</text:p>
          </table:table-cell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style-name="ce1" office:value-type="date" office:date-value="2016-02-02">
            <text:p>02/02/16</text:p>
          </table:table-cell>
          <table:table-cell/>
        </table:table-row>
        <table:table-row table:style-name="ro4">
          <table:table-cell office:value-type="date" office:date-value="2016-01-13">
            <text:p>13/01/16</text:p>
          </table:table-cell>
          <table:table-cell office:value-type="string">
            <text:p>B</text:p>
          </table:table-cell>
          <table:table-cell office:value-type="string">
            <text:p>FID6</text:p>
          </table:table-cell>
          <table:table-cell/>
          <table:table-cell office:value-type="string">
            <text:p>Opération 2</text:p>
          </table:table-cell>
          <table:table-cell office:value-type="string">
            <text:p>V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45.2">
            <text:p>145,2</text:p>
          </table:table-cell>
          <table:table-cell/>
          <table:table-cell table:style-name="ce1" office:value-type="date" office:date-value="2016-03-13">
            <text:p>13/03/16</text:p>
          </table:table-cell>
        </table:table-row>
        <table:table-row table:style-name="ro4">
          <table:table-cell office:value-type="date" office:date-value="2016-01-15">
            <text:p>15/01/16</text:p>
          </table:table-cell>
          <table:table-cell office:value-type="string">
            <text:p>C</text:p>
          </table:table-cell>
          <table:table-cell office:value-type="string">
            <text:p>FID7</text:p>
          </table:table-cell>
          <table:table-cell/>
          <table:table-cell office:value-type="string">
            <text:p>Opération 3</text:p>
          </table:table-cell>
          <table:table-cell office:value-type="string">
            <text:p>V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X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4">
          <table:table-cell office:value-type="date" office:date-value="2016-01-15">
            <text:p>15/01/16</text:p>
          </table:table-cell>
          <table:table-cell office:value-type="string">
            <text:p>C</text:p>
          </table:table-cell>
          <table:table-cell office:value-type="string">
            <text:p>FID7</text:p>
          </table:table-cell>
          <table:table-cell/>
          <table:table-cell office:value-type="string">
            <text:p>Opération 3</text:p>
          </table:table-cell>
          <table:table-cell office:value-type="string">
            <text:p>V2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45.5">
            <text:p>145,5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11"/>
        </table:table-row>
        <table:table-row table:style-name="ro4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21:20:55</meta:creation-date>
    <dc:date>2016-05-07T22:18:17</dc:date>
    <meta:editing-duration>PT1M37S</meta:editing-duration>
    <meta:editing-cycles>7</meta:editing-cycles>
    <meta:generator>LibreOffice/3.5$Linux_X86_64 LibreOffice_project/350m1$Build-2</meta:generator>
    <meta:document-statistic meta:table-count="3" meta:cell-count="62" meta:object-count="0"/>
  </office:meta>
</office:document-meta>
</file>